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]=MODE([.B2:.D2]))" office:value-type="boolean" office:boolean-value="false" calcext:value-type="boolean">
            <text:p>FALSE</text:p>
          </table:table-cell>
          <table:table-cell table:formula="of:=ROUND(COUNTIF([.E2:.E1045];1)/1044;2)" office:value-type="float" office:value="0.65" calcext:value-type="float">
            <text:p>0.6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]=MODE([.B3:.D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]=MODE([.B4:.D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]=MODE([.B5:.D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]=MODE([.B6:.D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]=MODE([.B7:.D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]=MODE([.B8:.D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9:.D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]=MODE([.B10:.D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]=MODE([.B11:.D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]=MODE([.B12:.D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]=MODE([.B13:.D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3]=MODE([.B14:.D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]=MODE([.B15:.D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]=MODE([.B16:.D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]=MODE([.B17:.D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]=MODE([.B18:.D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8]=MODE([.B19:.D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]=MODE([.B20:.D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]=MODE([.B21:.D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]=MODE([.B22:.D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MODE([.B23:.D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]=MODE([.B24:.D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]=MODE([.B25:.D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]=MODE([.B26:.D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]=MODE([.B27:.D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]=MODE([.B28:.D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]=MODE([.B29:.D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]=MODE([.B30:.D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]=MODE([.B31:.D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]=MODE([.B32:.D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]=MODE([.B33:.D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]=MODE([.B34:.D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5:.D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6:.D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6]=MODE([.B37:.D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]=MODE([.B38:.D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]=MODE([.B39:.D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]=MODE([.B40:.D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]=MODE([.B41:.D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]=MODE([.B42:.D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2]=MODE([.B43:.D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]=MODE([.B44:.D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]=MODE([.B45:.D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]=MODE([.B46:.D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]=MODE([.B47:.D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]=MODE([.B48:.D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]=MODE([.B49:.D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]=MODE([.B50:.D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0]=MODE([.B51:.D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]=MODE([.B52:.D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]=MODE([.B53:.D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]=MODE([.B54:.D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]=MODE([.B55:.D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]=MODE([.B56:.D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]=MODE([.B57:.D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]=MODE([.B58:.D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]=MODE([.B59:.D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]=MODE([.B60:.D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]=MODE([.B61:.D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]=MODE([.B62:.D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]=MODE([.B63:.D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]=MODE([.B64:.D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]=MODE([.B65:.D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]=MODE([.B66:.D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]=MODE([.B67:.D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7]=MODE([.B68:.D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8]=MODE([.B69:.D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9]=MODE([.B70:.D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0]=MODE([.B71:.D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1]=MODE([.B72:.D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2]=MODE([.B73:.D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3]=MODE([.B74:.D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4]=MODE([.B75:.D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5]=MODE([.B76:.D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6]=MODE([.B77:.D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7]=MODE([.B78:.D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8]=MODE([.B79:.D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9]=MODE([.B80:.D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0]=MODE([.B81:.D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1]=MODE([.B82:.D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2]=MODE([.B83:.D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3]=MODE([.B84:.D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4]=MODE([.B85:.D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5]=MODE([.B86:.D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]=MODE([.B87:.D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7]=MODE([.B88:.D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8]=MODE([.B89:.D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9]=MODE([.B90:.D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]=MODE([.B91:.D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1]=MODE([.B92:.D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]=MODE([.B93:.D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3]=MODE([.B94:.D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4]=MODE([.B95:.D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5]=MODE([.B96:.D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6]=MODE([.B97:.D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7]=MODE([.B98:.D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8]=MODE([.B99:.D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9]=MODE([.B100:.D1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0]=MODE([.B101:.D1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1]=MODE([.B102:.D1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2]=MODE([.B103:.D1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]=MODE([.B104:.D1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4]=MODE([.B105:.D1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5]=MODE([.B106:.D1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6]=MODE([.B107:.D1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7]=MODE([.B108:.D1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8]=MODE([.B109:.D1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9]=MODE([.B110:.D1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10]=MODE([.B111:.D1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1]=MODE([.B112:.D1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2]=MODE([.B113:.D1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3]=MODE([.B114:.D1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4]=MODE([.B115:.D1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5]=MODE([.B116:.D1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16]=MODE([.B117:.D1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7]=MODE([.B118:.D1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8]=MODE([.B119:.D1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9]=MODE([.B120:.D1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0]=MODE([.B121:.D1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1]=MODE([.B122:.D1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2]=MODE([.B123:.D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3]=MODE([.B124:.D1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4]=MODE([.B125:.D1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5]=MODE([.B126:.D1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6]=MODE([.B127:.D1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7]=MODE([.B128:.D1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9:.D1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9]=MODE([.B130:.D1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30]=MODE([.B131:.D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1]=MODE([.B132:.D1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2]=MODE([.B133:.D1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3]=MODE([.B134:.D1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4]=MODE([.B135:.D1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5]=MODE([.B136:.D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36]=MODE([.B137:.D1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7]=MODE([.B138:.D1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8]=MODE([.B139:.D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40:.D1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0]=MODE([.B141:.D1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1]=MODE([.B142:.D1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3:.D1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3]=MODE([.B144:.D1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4]=MODE([.B145:.D1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5]=MODE([.B146:.D1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7:.D1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7]=MODE([.B148:.D1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8]=MODE([.B149:.D1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9]=MODE([.B150:.D1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50]=MODE([.B151:.D1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1]=MODE([.B152:.D1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2]=MODE([.B153:.D1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3]=MODE([.B154:.D1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4]=MODE([.B155:.D1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5]=MODE([.B156:.D1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6]=MODE([.B157:.D1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57]=MODE([.B158:.D1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8]=MODE([.B159:.D1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9]=MODE([.B160:.D1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0]=MODE([.B161:.D1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1]=MODE([.B162:.D1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62]=MODE([.B163:.D1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3]=MODE([.B164:.D1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4]=MODE([.B165:.D1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5]=MODE([.B166:.D1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6]=MODE([.B167:.D1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7]=MODE([.B168:.D1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8]=MODE([.B169:.D1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9]=MODE([.B170:.D1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0]=MODE([.B171:.D1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1]=MODE([.B172:.D1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2]=MODE([.B173:.D1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3]=MODE([.B174:.D1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4]=MODE([.B175:.D1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5]=MODE([.B176:.D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6]=MODE([.B177:.D1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8:.D1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8]=MODE([.B179:.D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9]=MODE([.B180:.D1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0]=MODE([.B181:.D1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81]=MODE([.B182:.D1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82]=MODE([.B183:.D1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3]=MODE([.B184:.D1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4]=MODE([.B185:.D1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5]=MODE([.B186:.D1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6]=MODE([.B187:.D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8:.D1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8]=MODE([.B189:.D1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9]=MODE([.B190:.D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0]=MODE([.B191:.D1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1]=MODE([.B192:.D1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2]=MODE([.B193:.D1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3]=MODE([.B194:.D1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4]=MODE([.B195:.D1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5]=MODE([.B196:.D1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96]=MODE([.B197:.D1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7]=MODE([.B198:.D1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8]=MODE([.B199:.D1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9]=MODE([.B200:.D2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0]=MODE([.B201:.D2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1]=MODE([.B202:.D2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2]=MODE([.B203:.D2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3]=MODE([.B204:.D2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4]=MODE([.B205:.D2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05]=MODE([.B206:.D2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6]=MODE([.B207:.D2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7]=MODE([.B208:.D2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8]=MODE([.B209:.D2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9]=MODE([.B210:.D2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10]=MODE([.B211:.D2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1]=MODE([.B212:.D2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2]=MODE([.B213:.D2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3]=MODE([.B214:.D2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4]=MODE([.B215:.D2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5]=MODE([.B216:.D2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6]=MODE([.B217:.D2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7]=MODE([.B218:.D2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8]=MODE([.B219:.D2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9]=MODE([.B220:.D2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0]=MODE([.B221:.D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1]=MODE([.B222:.D2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2]=MODE([.B223:.D2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3]=MODE([.B224:.D2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4]=MODE([.B225:.D2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5]=MODE([.B226:.D2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6]=MODE([.B227:.D2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7]=MODE([.B228:.D2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9:.D2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9]=MODE([.B230:.D2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0]=MODE([.B231:.D2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1]=MODE([.B232:.D2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2]=MODE([.B233:.D2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3]=MODE([.B234:.D2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4]=MODE([.B235:.D2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5]=MODE([.B236:.D2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6]=MODE([.B237:.D2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7]=MODE([.B238:.D2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8]=MODE([.B239:.D2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9]=MODE([.B240:.D2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0]=MODE([.B241:.D2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1]=MODE([.B242:.D2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2]=MODE([.B243:.D2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3]=MODE([.B244:.D2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4]=MODE([.B245:.D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5]=MODE([.B246:.D2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6]=MODE([.B247:.D2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7]=MODE([.B248:.D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8]=MODE([.B249:.D2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9]=MODE([.B250:.D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0]=MODE([.B251:.D2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1]=MODE([.B252:.D2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2]=MODE([.B253:.D2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3]=MODE([.B254:.D2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4]=MODE([.B255:.D2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55]=MODE([.B256:.D2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6]=MODE([.B257:.D2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7]=MODE([.B258:.D2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8]=MODE([.B259:.D2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9]=MODE([.B260:.D2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0]=MODE([.B261:.D2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1]=MODE([.B262:.D2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2]=MODE([.B263:.D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3]=MODE([.B264:.D2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4]=MODE([.B265:.D2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65]=MODE([.B266:.D2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6]=MODE([.B267:.D2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7]=MODE([.B268:.D2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8]=MODE([.B269:.D2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9]=MODE([.B270:.D2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0]=MODE([.B271:.D2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1]=MODE([.B272:.D2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2]=MODE([.B273:.D2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3]=MODE([.B274:.D2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74]=MODE([.B275:.D2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5]=MODE([.B276:.D2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6]=MODE([.B277:.D2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7]=MODE([.B278:.D2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8]=MODE([.B279:.D2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9]=MODE([.B280:.D2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0]=MODE([.B281:.D2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1]=MODE([.B282:.D2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2]=MODE([.B283:.D2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3]=MODE([.B284:.D2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4]=MODE([.B285:.D2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5]=MODE([.B286:.D2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6]=MODE([.B287:.D2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7]=MODE([.B288:.D2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8]=MODE([.B289:.D2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89]=MODE([.B290:.D2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0]=MODE([.B291:.D2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1]=MODE([.B292:.D2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92]=MODE([.B293:.D2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3]=MODE([.B294:.D2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4]=MODE([.B295:.D2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5]=MODE([.B296:.D2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6]=MODE([.B297:.D2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7]=MODE([.B298:.D2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8]=MODE([.B299:.D2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9]=MODE([.B300:.D3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0]=MODE([.B301:.D3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1]=MODE([.B302:.D3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2]=MODE([.B303:.D3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3]=MODE([.B304:.D3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4]=MODE([.B305:.D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5]=MODE([.B306:.D3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6]=MODE([.B307:.D3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7]=MODE([.B308:.D3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8]=MODE([.B309:.D3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9]=MODE([.B310:.D3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0]=MODE([.B311:.D3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1]=MODE([.B312:.D3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2]=MODE([.B313:.D3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3]=MODE([.B314:.D3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4]=MODE([.B315:.D3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5]=MODE([.B316:.D3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6]=MODE([.B317:.D3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7]=MODE([.B318:.D3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8]=MODE([.B319:.D3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9]=MODE([.B320:.D3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20]=MODE([.B321:.D3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1]=MODE([.B322:.D3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2]=MODE([.B323:.D3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23]=MODE([.B324:.D3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4]=MODE([.B325:.D3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5]=MODE([.B326:.D3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6]=MODE([.B327:.D3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7]=MODE([.B328:.D3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8]=MODE([.B329:.D3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9]=MODE([.B330:.D3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0]=MODE([.B331:.D3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1]=MODE([.B332:.D3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2]=MODE([.B333:.D3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3]=MODE([.B334:.D3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4]=MODE([.B335:.D3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5]=MODE([.B336:.D3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6]=MODE([.B337:.D3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7]=MODE([.B338:.D3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8]=MODE([.B339:.D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9]=MODE([.B340:.D3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0]=MODE([.B341:.D3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1]=MODE([.B342:.D3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2]=MODE([.B343:.D3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3]=MODE([.B344:.D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4]=MODE([.B345:.D3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5]=MODE([.B346:.D3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6]=MODE([.B347:.D3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7]=MODE([.B348:.D3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48]=MODE([.B349:.D3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9]=MODE([.B350:.D3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0]=MODE([.B351:.D3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1]=MODE([.B352:.D3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2]=MODE([.B353:.D3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3]=MODE([.B354:.D3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4]=MODE([.B355:.D3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5]=MODE([.B356:.D3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6]=MODE([.B357:.D3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7]=MODE([.B358:.D3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8]=MODE([.B359:.D3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9]=MODE([.B360:.D3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0]=MODE([.B361:.D3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1]=MODE([.B362:.D3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62]=MODE([.B363:.D3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3]=MODE([.B364:.D3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4]=MODE([.B365:.D3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5]=MODE([.B366:.D3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6]=MODE([.B367:.D3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7]=MODE([.B368:.D3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8]=MODE([.B369:.D3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9]=MODE([.B370:.D3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0]=MODE([.B371:.D3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71]=MODE([.B372:.D3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2]=MODE([.B373:.D3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3]=MODE([.B374:.D3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74]=MODE([.B375:.D3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75]=MODE([.B376:.D3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6]=MODE([.B377:.D3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77]=MODE([.B378:.D3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8]=MODE([.B379:.D3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9]=MODE([.B380:.D3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0]=MODE([.B381:.D3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81]=MODE([.B382:.D3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2]=MODE([.B383:.D3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3]=MODE([.B384:.D3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4]=MODE([.B385:.D3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5]=MODE([.B386:.D3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6]=MODE([.B387:.D3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7]=MODE([.B388:.D3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88]=MODE([.B389:.D3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9]=MODE([.B390:.D3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0]=MODE([.B391:.D3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1]=MODE([.B392:.D3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2]=MODE([.B393:.D3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93]=MODE([.B394:.D3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94]=MODE([.B395:.D3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5]=MODE([.B396:.D3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6]=MODE([.B397:.D3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7]=MODE([.B398:.D3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8]=MODE([.B399:.D3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9]=MODE([.B400:.D4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0]=MODE([.B401:.D4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1]=MODE([.B402:.D4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2]=MODE([.B403:.D4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03]=MODE([.B404:.D4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4]=MODE([.B405:.D4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5]=MODE([.B406:.D4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6]=MODE([.B407:.D4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7]=MODE([.B408:.D4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8]=MODE([.B409:.D4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9]=MODE([.B410:.D4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0]=MODE([.B411:.D4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1]=MODE([.B412:.D4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2]=MODE([.B413:.D4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3]=MODE([.B414:.D4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14]=MODE([.B415:.D4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5]=MODE([.B416:.D4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6]=MODE([.B417:.D4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7]=MODE([.B418:.D4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8]=MODE([.B419:.D4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9]=MODE([.B420:.D4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20]=MODE([.B421:.D4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1]=MODE([.B422:.D4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2]=MODE([.B423:.D4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3]=MODE([.B424:.D4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4]=MODE([.B425:.D4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5]=MODE([.B426:.D4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6]=MODE([.B427:.D4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27]=MODE([.B428:.D4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8]=MODE([.B429:.D4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9]=MODE([.B430:.D4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0]=MODE([.B431:.D4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1]=MODE([.B432:.D4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2]=MODE([.B433:.D4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3]=MODE([.B434:.D4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34]=MODE([.B435:.D4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35]=MODE([.B436:.D4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6]=MODE([.B437:.D4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7]=MODE([.B438:.D4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8]=MODE([.B439:.D4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9]=MODE([.B440:.D4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0]=MODE([.B441:.D4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41]=MODE([.B442:.D4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2]=MODE([.B443:.D4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43]=MODE([.B444:.D4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4]=MODE([.B445:.D4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5]=MODE([.B446:.D4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6]=MODE([.B447:.D4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47]=MODE([.B448:.D4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8]=MODE([.B449:.D4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9]=MODE([.B450:.D4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0]=MODE([.B451:.D4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1]=MODE([.B452:.D4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2]=MODE([.B453:.D4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3]=MODE([.B454:.D4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54]=MODE([.B455:.D4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5]=MODE([.B456:.D4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6]=MODE([.B457:.D4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7]=MODE([.B458:.D4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8]=MODE([.B459:.D4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9]=MODE([.B460:.D4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60]=MODE([.B461:.D4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1]=MODE([.B462:.D4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2]=MODE([.B463:.D4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3]=MODE([.B464:.D4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4]=MODE([.B465:.D4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5]=MODE([.B466:.D4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6]=MODE([.B467:.D4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67]=MODE([.B468:.D4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8]=MODE([.B469:.D4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69]=MODE([.B470:.D4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0]=MODE([.B471:.D4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1]=MODE([.B472:.D4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2]=MODE([.B473:.D4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3]=MODE([.B474:.D4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74]=MODE([.B475:.D4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5]=MODE([.B476:.D4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6]=MODE([.B477:.D4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7]=MODE([.B478:.D4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8]=MODE([.B479:.D4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9]=MODE([.B480:.D4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0]=MODE([.B481:.D4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1]=MODE([.B482:.D4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2]=MODE([.B483:.D4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3]=MODE([.B484:.D4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4]=MODE([.B485:.D4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5]=MODE([.B486:.D4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6]=MODE([.B487:.D4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7]=MODE([.B488:.D4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88]=MODE([.B489:.D4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89]=MODE([.B490:.D4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0]=MODE([.B491:.D4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1]=MODE([.B492:.D4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2]=MODE([.B493:.D4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3]=MODE([.B494:.D4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4]=MODE([.B495:.D4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5]=MODE([.B496:.D4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6]=MODE([.B497:.D4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7]=MODE([.B498:.D4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8]=MODE([.B499:.D4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9]=MODE([.B500:.D5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0]=MODE([.B501:.D5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1]=MODE([.B502:.D5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2]=MODE([.B503:.D5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3]=MODE([.B504:.D5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4]=MODE([.B505:.D5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5]=MODE([.B506:.D5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6]=MODE([.B507:.D5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07]=MODE([.B508:.D5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8]=MODE([.B509:.D5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9]=MODE([.B510:.D5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10]=MODE([.B511:.D5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1]=MODE([.B512:.D5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2]=MODE([.B513:.D5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3]=MODE([.B514:.D5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4]=MODE([.B515:.D5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5]=MODE([.B516:.D5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6]=MODE([.B517:.D5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7]=MODE([.B518:.D5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8]=MODE([.B519:.D5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19]=MODE([.B520:.D5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0]=MODE([.B521:.D5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1]=MODE([.B522:.D5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22]=MODE([.B523:.D5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23]=MODE([.B524:.D5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4]=MODE([.B525:.D5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5]=MODE([.B526:.D5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26]=MODE([.B527:.D5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7]=MODE([.B528:.D5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8]=MODE([.B529:.D5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9]=MODE([.B530:.D5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0]=MODE([.B531:.D5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1]=MODE([.B532:.D5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2]=MODE([.B533:.D5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3]=MODE([.B534:.D5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4]=MODE([.B535:.D5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35]=MODE([.B536:.D5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6]=MODE([.B537:.D5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7]=MODE([.B538:.D5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38]=MODE([.B539:.D5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9]=MODE([.B540:.D5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0]=MODE([.B541:.D5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1]=MODE([.B542:.D5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42]=MODE([.B543:.D5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3]=MODE([.B544:.D5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4]=MODE([.B545:.D5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5]=MODE([.B546:.D5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6]=MODE([.B547:.D5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7]=MODE([.B548:.D5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8]=MODE([.B549:.D5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9]=MODE([.B550:.D5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0]=MODE([.B551:.D5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1]=MODE([.B552:.D5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2]=MODE([.B553:.D5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3]=MODE([.B554:.D5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54]=MODE([.B555:.D5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5]=MODE([.B556:.D5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6]=MODE([.B557:.D5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7]=MODE([.B558:.D5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8]=MODE([.B559:.D5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9]=MODE([.B560:.D5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0]=MODE([.B561:.D5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61]=MODE([.B562:.D5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2]=MODE([.B563:.D5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3]=MODE([.B564:.D5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64]=MODE([.B565:.D5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5]=MODE([.B566:.D5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6]=MODE([.B567:.D5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7]=MODE([.B568:.D5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8]=MODE([.B569:.D5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69]=MODE([.B570:.D5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0]=MODE([.B571:.D5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71]=MODE([.B572:.D5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2]=MODE([.B573:.D5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3]=MODE([.B574:.D5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4]=MODE([.B575:.D5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5]=MODE([.B576:.D5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6]=MODE([.B577:.D5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77]=MODE([.B578:.D5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8]=MODE([.B579:.D5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79]=MODE([.B580:.D5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80]=MODE([.B581:.D5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1]=MODE([.B582:.D5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2]=MODE([.B583:.D5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3]=MODE([.B584:.D5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4]=MODE([.B585:.D5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5]=MODE([.B586:.D5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86]=MODE([.B587:.D5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7]=MODE([.B588:.D5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8]=MODE([.B589:.D5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9]=MODE([.B590:.D5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0]=MODE([.B591:.D5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1]=MODE([.B592:.D5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2]=MODE([.B593:.D5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3]=MODE([.B594:.D5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4]=MODE([.B595:.D5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5]=MODE([.B596:.D5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6]=MODE([.B597:.D5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7]=MODE([.B598:.D5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8]=MODE([.B599:.D5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99]=MODE([.B600:.D6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00]=MODE([.B601:.D6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01]=MODE([.B602:.D6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2]=MODE([.B603:.D6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03]=MODE([.B604:.D6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04]=MODE([.B605:.D6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5]=MODE([.B606:.D6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6]=MODE([.B607:.D6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07]=MODE([.B608:.D6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8]=MODE([.B609:.D6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9]=MODE([.B610:.D6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10]=MODE([.B611:.D6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1]=MODE([.B612:.D6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2]=MODE([.B613:.D6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13]=MODE([.B614:.D6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4]=MODE([.B615:.D6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5]=MODE([.B616:.D6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6]=MODE([.B617:.D6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7]=MODE([.B618:.D6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8]=MODE([.B619:.D6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9]=MODE([.B620:.D6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0]=MODE([.B621:.D6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21]=MODE([.B622:.D6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22]=MODE([.B623:.D6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3]=MODE([.B624:.D6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4]=MODE([.B625:.D6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5]=MODE([.B626:.D6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6]=MODE([.B627:.D6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7]=MODE([.B628:.D6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28]=MODE([.B629:.D6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9]=MODE([.B630:.D6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0]=MODE([.B631:.D6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1]=MODE([.B632:.D6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2]=MODE([.B633:.D6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3]=MODE([.B634:.D6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4]=MODE([.B635:.D6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5]=MODE([.B636:.D6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6]=MODE([.B637:.D6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7]=MODE([.B638:.D6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8]=MODE([.B639:.D6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39]=MODE([.B640:.D6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40]=MODE([.B641:.D6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1]=MODE([.B642:.D6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2]=MODE([.B643:.D6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43]=MODE([.B644:.D6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4]=MODE([.B645:.D6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45]=MODE([.B646:.D6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46]=MODE([.B647:.D6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7]=MODE([.B648:.D6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48]=MODE([.B649:.D6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9]=MODE([.B650:.D6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0]=MODE([.B651:.D6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1]=MODE([.B652:.D6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52]=MODE([.B653:.D6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53]=MODE([.B654:.D6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4]=MODE([.B655:.D6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5]=MODE([.B656:.D6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56]=MODE([.B657:.D6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57]=MODE([.B658:.D6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58]=MODE([.B659:.D6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59]=MODE([.B660:.D6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0]=MODE([.B661:.D6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1]=MODE([.B662:.D6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62]=MODE([.B663:.D6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3]=MODE([.B664:.D6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4]=MODE([.B665:.D6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65]=MODE([.B666:.D6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66]=MODE([.B667:.D6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7]=MODE([.B668:.D6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8]=MODE([.B669:.D6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9]=MODE([.B670:.D6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0]=MODE([.B671:.D6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71]=MODE([.B672:.D6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2]=MODE([.B673:.D6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3]=MODE([.B674:.D6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4]=MODE([.B675:.D6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5]=MODE([.B676:.D6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6]=MODE([.B677:.D6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77]=MODE([.B678:.D6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8]=MODE([.B679:.D6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9]=MODE([.B680:.D6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80]=MODE([.B681:.D6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1]=MODE([.B682:.D6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2]=MODE([.B683:.D6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3]=MODE([.B684:.D6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4]=MODE([.B685:.D6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85]=MODE([.B686:.D6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6]=MODE([.B687:.D6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7]=MODE([.B688:.D6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8]=MODE([.B689:.D6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89]=MODE([.B690:.D6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0]=MODE([.B691:.D6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1]=MODE([.B692:.D6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92]=MODE([.B693:.D6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93]=MODE([.B694:.D6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4]=MODE([.B695:.D6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95]=MODE([.B696:.D6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6]=MODE([.B697:.D6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7]=MODE([.B698:.D6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98]=MODE([.B699:.D6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99]=MODE([.B700:.D7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0]=MODE([.B701:.D7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1]=MODE([.B702:.D7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2]=MODE([.B703:.D7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3]=MODE([.B704:.D7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4]=MODE([.B705:.D7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5]=MODE([.B706:.D7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6]=MODE([.B707:.D7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7]=MODE([.B708:.D7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8]=MODE([.B709:.D7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9]=MODE([.B710:.D7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0]=MODE([.B711:.D7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1]=MODE([.B712:.D7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12]=MODE([.B713:.D7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3]=MODE([.B714:.D7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4]=MODE([.B715:.D7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5]=MODE([.B716:.D7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6]=MODE([.B717:.D7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17]=MODE([.B718:.D7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18]=MODE([.B719:.D7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9]=MODE([.B720:.D7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0]=MODE([.B721:.D7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1]=MODE([.B722:.D7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2]=MODE([.B723:.D7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3]=MODE([.B724:.D7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24]=MODE([.B725:.D7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5]=MODE([.B726:.D7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26]=MODE([.B727:.D7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7]=MODE([.B728:.D7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28]=MODE([.B729:.D7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9]=MODE([.B730:.D7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30]=MODE([.B731:.D7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1]=MODE([.B732:.D7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2]=MODE([.B733:.D7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3]=MODE([.B734:.D7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4]=MODE([.B735:.D7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5]=MODE([.B736:.D7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36]=MODE([.B737:.D7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7]=MODE([.B738:.D7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8]=MODE([.B739:.D7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9]=MODE([.B740:.D7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0]=MODE([.B741:.D7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1]=MODE([.B742:.D7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2]=MODE([.B743:.D7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3]=MODE([.B744:.D7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4]=MODE([.B745:.D7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45]=MODE([.B746:.D7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6]=MODE([.B747:.D7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7]=MODE([.B748:.D7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8]=MODE([.B749:.D7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49]=MODE([.B750:.D7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0]=MODE([.B751:.D7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1]=MODE([.B752:.D7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52]=MODE([.B753:.D7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53]=MODE([.B754:.D7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4]=MODE([.B755:.D7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5]=MODE([.B756:.D7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6]=MODE([.B757:.D7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7]=MODE([.B758:.D7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58]=MODE([.B759:.D7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9]=MODE([.B760:.D7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0]=MODE([.B761:.D7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1]=MODE([.B762:.D7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2]=MODE([.B763:.D7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3]=MODE([.B764:.D7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4]=MODE([.B765:.D7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5]=MODE([.B766:.D7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6]=MODE([.B767:.D7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67]=MODE([.B768:.D7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68]=MODE([.B769:.D7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9]=MODE([.B770:.D7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0]=MODE([.B771:.D7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1]=MODE([.B772:.D7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2]=MODE([.B773:.D7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3]=MODE([.B774:.D7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74]=MODE([.B775:.D7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75]=MODE([.B776:.D7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6]=MODE([.B777:.D7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7]=MODE([.B778:.D7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8]=MODE([.B779:.D7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9]=MODE([.B780:.D7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0]=MODE([.B781:.D7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1]=MODE([.B782:.D7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2]=MODE([.B783:.D7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83]=MODE([.B784:.D7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4]=MODE([.B785:.D7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5]=MODE([.B786:.D7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86]=MODE([.B787:.D7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7]=MODE([.B788:.D7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8]=MODE([.B789:.D7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9]=MODE([.B790:.D7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0]=MODE([.B791:.D7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1]=MODE([.B792:.D7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2]=MODE([.B793:.D7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3]=MODE([.B794:.D7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94]=MODE([.B795:.D7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5]=MODE([.B796:.D7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96]=MODE([.B797:.D7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97]=MODE([.B798:.D7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98]=MODE([.B799:.D7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9]=MODE([.B800:.D8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0]=MODE([.B801:.D8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1]=MODE([.B802:.D8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02]=MODE([.B803:.D8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03]=MODE([.B804:.D8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4]=MODE([.B805:.D8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5]=MODE([.B806:.D8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6]=MODE([.B807:.D8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7]=MODE([.B808:.D8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8]=MODE([.B809:.D8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09]=MODE([.B810:.D8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0]=MODE([.B811:.D8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11]=MODE([.B812:.D8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2]=MODE([.B813:.D8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13]=MODE([.B814:.D8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4]=MODE([.B815:.D8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5]=MODE([.B816:.D8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6]=MODE([.B817:.D8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7]=MODE([.B818:.D8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8]=MODE([.B819:.D8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9]=MODE([.B820:.D8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0]=MODE([.B821:.D8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1]=MODE([.B822:.D8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22]=MODE([.B823:.D8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3]=MODE([.B824:.D8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4]=MODE([.B825:.D8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5]=MODE([.B826:.D8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6]=MODE([.B827:.D8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7]=MODE([.B828:.D8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8]=MODE([.B829:.D8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29]=MODE([.B830:.D8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0]=MODE([.B831:.D8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1]=MODE([.B832:.D8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2]=MODE([.B833:.D8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3]=MODE([.B834:.D8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4]=MODE([.B835:.D8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5]=MODE([.B836:.D8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6]=MODE([.B837:.D8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37]=MODE([.B838:.D8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8]=MODE([.B839:.D8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39]=MODE([.B840:.D8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40]=MODE([.B841:.D8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1]=MODE([.B842:.D8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2]=MODE([.B843:.D8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3]=MODE([.B844:.D8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44]=MODE([.B845:.D8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5]=MODE([.B846:.D8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6]=MODE([.B847:.D8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7]=MODE([.B848:.D8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8]=MODE([.B849:.D8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9]=MODE([.B850:.D8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0]=MODE([.B851:.D8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1]=MODE([.B852:.D8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2]=MODE([.B853:.D8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3]=MODE([.B854:.D8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4]=MODE([.B855:.D8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5]=MODE([.B856:.D8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6]=MODE([.B857:.D8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7]=MODE([.B858:.D8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8]=MODE([.B859:.D8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9]=MODE([.B860:.D8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60]=MODE([.B861:.D8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1]=MODE([.B862:.D8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2]=MODE([.B863:.D8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3]=MODE([.B864:.D8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64]=MODE([.B865:.D8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5]=MODE([.B866:.D8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6]=MODE([.B867:.D8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7]=MODE([.B868:.D8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8]=MODE([.B869:.D8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9]=MODE([.B870:.D8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70]=MODE([.B871:.D8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1]=MODE([.B872:.D8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72]=MODE([.B873:.D8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3]=MODE([.B874:.D8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4]=MODE([.B875:.D8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75]=MODE([.B876:.D8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6]=MODE([.B877:.D8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77]=MODE([.B878:.D8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78]=MODE([.B879:.D8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9]=MODE([.B880:.D8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0]=MODE([.B881:.D8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1]=MODE([.B882:.D8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2]=MODE([.B883:.D8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3]=MODE([.B884:.D8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4]=MODE([.B885:.D8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5]=MODE([.B886:.D8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6]=MODE([.B887:.D8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7]=MODE([.B888:.D8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8]=MODE([.B889:.D8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89]=MODE([.B890:.D8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0]=MODE([.B891:.D8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1]=MODE([.B892:.D8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2]=MODE([.B893:.D8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3]=MODE([.B894:.D8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94]=MODE([.B895:.D8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5]=MODE([.B896:.D8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6]=MODE([.B897:.D8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7]=MODE([.B898:.D8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8]=MODE([.B899:.D8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9]=MODE([.B900:.D9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0]=MODE([.B901:.D9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1]=MODE([.B902:.D9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2]=MODE([.B903:.D9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3]=MODE([.B904:.D9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04]=MODE([.B905:.D9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05]=MODE([.B906:.D9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6]=MODE([.B907:.D9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7]=MODE([.B908:.D9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8]=MODE([.B909:.D9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9]=MODE([.B910:.D9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0]=MODE([.B911:.D9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1]=MODE([.B912:.D9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12]=MODE([.B913:.D9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3]=MODE([.B914:.D9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4]=MODE([.B915:.D9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15]=MODE([.B916:.D9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6]=MODE([.B917:.D9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7]=MODE([.B918:.D9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8]=MODE([.B919:.D9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19]=MODE([.B920:.D9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0]=MODE([.B921:.D9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1]=MODE([.B922:.D9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2]=MODE([.B923:.D9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3]=MODE([.B924:.D9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24]=MODE([.B925:.D9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5]=MODE([.B926:.D9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6]=MODE([.B927:.D9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27]=MODE([.B928:.D9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8]=MODE([.B929:.D9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9]=MODE([.B930:.D9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0]=MODE([.B931:.D9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1]=MODE([.B932:.D9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2]=MODE([.B933:.D9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3]=MODE([.B934:.D9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34]=MODE([.B935:.D9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5]=MODE([.B936:.D9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6]=MODE([.B937:.D9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7]=MODE([.B938:.D9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8]=MODE([.B939:.D9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9]=MODE([.B940:.D9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40]=MODE([.B941:.D9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1]=MODE([.B942:.D9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2]=MODE([.B943:.D9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3]=MODE([.B944:.D9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4]=MODE([.B945:.D9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5]=MODE([.B946:.D9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6]=MODE([.B947:.D9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7]=MODE([.B948:.D9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48]=MODE([.B949:.D9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9]=MODE([.B950:.D9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50]=MODE([.B951:.D9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1]=MODE([.B952:.D9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52]=MODE([.B953:.D9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3]=MODE([.B954:.D9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54]=MODE([.B955:.D9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55]=MODE([.B956:.D9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56]=MODE([.B957:.D9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57]=MODE([.B958:.D9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8]=MODE([.B959:.D9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9]=MODE([.B960:.D9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0]=MODE([.B961:.D9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1]=MODE([.B962:.D9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2]=MODE([.B963:.D9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3]=MODE([.B964:.D9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4]=MODE([.B965:.D9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65]=MODE([.B966:.D9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6]=MODE([.B967:.D9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7]=MODE([.B968:.D9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8]=MODE([.B969:.D9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69]=MODE([.B970:.D9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0]=MODE([.B971:.D9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1]=MODE([.B972:.D9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2]=MODE([.B973:.D9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3]=MODE([.B974:.D9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4]=MODE([.B975:.D9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5]=MODE([.B976:.D9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6]=MODE([.B977:.D9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7]=MODE([.B978:.D9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8]=MODE([.B979:.D9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9]=MODE([.B980:.D9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0]=MODE([.B981:.D9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1]=MODE([.B982:.D9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2]=MODE([.B983:.D9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3]=MODE([.B984:.D9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4]=MODE([.B985:.D9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85]=MODE([.B986:.D9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86]=MODE([.B987:.D9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87]=MODE([.B988:.D9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8]=MODE([.B989:.D9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9]=MODE([.B990:.D9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0]=MODE([.B991:.D9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91]=MODE([.B992:.D9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2]=MODE([.B993:.D9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3]=MODE([.B994:.D9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4]=MODE([.B995:.D9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5]=MODE([.B996:.D9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6]=MODE([.B997:.D9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97]=MODE([.B998:.D9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98]=MODE([.B999:.D9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9]=MODE([.B1000:.D10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0]=MODE([.B1001:.D10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01]=MODE([.B1002:.D10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2]=MODE([.B1003:.D10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3]=MODE([.B1004:.D10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4]=MODE([.B1005:.D10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5]=MODE([.B1006:.D10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6]=MODE([.B1007:.D10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7]=MODE([.B1008:.D10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8]=MODE([.B1009:.D10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09]=MODE([.B1010:.D10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0]=MODE([.B1011:.D10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11]=MODE([.B1012:.D10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12]=MODE([.B1013:.D10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3]=MODE([.B1014:.D10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4]=MODE([.B1015:.D10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5]=MODE([.B1016:.D10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6]=MODE([.B1017:.D10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7]=MODE([.B1018:.D10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8]=MODE([.B1019:.D10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19]=MODE([.B1020:.D10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0]=MODE([.B1021:.D10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1]=MODE([.B1022:.D10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22]=MODE([.B1023:.D10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23]=MODE([.B1024:.D10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4]=MODE([.B1025:.D10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5]=MODE([.B1026:.D10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6]=MODE([.B1027:.D10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27]=MODE([.B1028:.D10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8]=MODE([.B1029:.D10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29]=MODE([.B1030:.D10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30]=MODE([.B1031:.D10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1]=MODE([.B1032:.D10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32]=MODE([.B1033:.D10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3]=MODE([.B1034:.D10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34]=MODE([.B1035:.D10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35]=MODE([.B1036:.D10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6]=MODE([.B1037:.D10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7]=MODE([.B1038:.D10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8]=MODE([.B1039:.D10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9]=MODE([.B1040:.D10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0]=MODE([.B1041:.D10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1]=MODE([.B1042:.D10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42]=MODE([.B1043:.D10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43]=MODE([.B1044:.D10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4]=MODE([.B1045:.D1045]))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9T20:58:41.080003050</dc:date>
    <meta:editing-duration>PT2M48S</meta:editing-duration>
    <meta:editing-cycles>1</meta:editing-cycles>
    <meta:document-statistic meta:table-count="1" meta:cell-count="5225" meta:object-count="0"/>
  </office:meta>
</office:document-meta>
</file>